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94cm"/>
    </style:style>
    <style:style style:name="co3" style:family="table-column">
      <style:table-column-properties fo:break-before="auto" style:column-width="16.355cm"/>
    </style:style>
    <style:style style:name="co4" style:family="table-column">
      <style:table-column-properties fo:break-before="auto" style:column-width="14.875cm"/>
    </style:style>
    <style:style style:name="co5" style:family="table-column">
      <style:table-column-properties fo:break-before="auto" style:column-width="11.12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 Black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Titre du site</text:p>
          </table:table-cell>
          <table:table-cell office:value-type="string">
            <text:p>Aucun titre de page n'a été ajouté dans index.html</text:p>
          </table:table-cell>
          <table:table-cell office:value-type="string">
            <text:p>Ajout d'un titre au site pour améliorer son référencement </text:p>
          </table:table-cell>
          <table:table-cell table:style-name="ce4" office:value-type="string">
            <text:p>Ajouter « La chouette agence » dans la balise « &lt;title&gt; »</text:p>
          </table:table-cell>
          <table:table-cell office:value-type="string">
            <text:p>&lt;title&gt; La chouette agence &lt;/title&gt;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RREUR</text:p>
          </table:table-cell>
          <table:table-cell office:value-type="string">
            <text:p>Barre de navigation</text:p>
          </table:table-cell>
          <table:table-cell office:value-type="string">
            <text:p>Erreur de syntaxe dans l'un des liens</text:p>
          </table:table-cell>
          <table:table-cell office:value-type="string">
            <text:p>Vérification du site sur W3C pour détecter les erreurs et les warning</text:p>
          </table:table-cell>
          <table:table-cell table:style-name="ce4" office:value-type="string">
            <text:p>Faire passer le site sur W3C sans détecter d'erreurs ou de warning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Balise sémantique</text:p>
          </table:table-cell>
          <table:table-cell office:value-type="string">
            <text:p>Quasiment aucune sémantique n'est présente</text:p>
          </table:table-cell>
          <table:table-cell office:value-type="string">
            <text:p>Utilisation de balise sémantique</text:p>
          </table:table-cell>
          <table:table-cell table:style-name="ce4" office:value-type="string">
            <text:p>Ajouter des balises « header, main, footer, section » dans l'HTML 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 </text:p>
          </table:table-cell>
          <table:table-cell office:value-type="string">
            <text:p>Visibilité</text:p>
          </table:table-cell>
          <table:table-cell office:value-type="string">
            <text:p>Soucis d'utilisation de l'espace disponible</text:p>
          </table:table-cell>
          <table:table-cell office:value-type="string">
            <text:p>Profiter de la largeur ou de la longueur d'écran pour une meilleur lisibilité </text:p>
          </table:table-cell>
          <table:table-cell table:style-name="ce4" office:value-type="string">
            <text:p>Ajouter de la largeur ou de la longueur au bloc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ptimisation</text:p>
          </table:table-cell>
          <table:table-cell office:value-type="string">
            <text:p>CSS</text:p>
          </table:table-cell>
          <table:table-cell office:value-type="string">
            <text:p>Beaucoup de « class » ont la même propriété</text:p>
          </table:table-cell>
          <table:table-cell office:value-type="string">
            <text:p>Éviter les répétitions dans le CSS pour une meilleur compréhension et optimisation</text:p>
          </table:table-cell>
          <table:table-cell table:style-name="ce4" office:value-type="string">
            <text:p>Faire une clas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RREUR</text:p>
          </table:table-cell>
          <table:table-cell office:value-type="string">
            <text:p>Image texte index</text:p>
          </table:table-cell>
          <table:table-cell office:value-type="string">
            <text:p>Image tronqué sur mobile</text:p>
          </table:table-cell>
          <table:table-cell office:value-type="string">
            <text:p>Adapter un bloc à la largeur de l'écran</text:p>
          </table:table-cell>
          <table:table-cell table:style-name="ce4" office:value-type="string">
            <text:p>Ajouter une « class » avec une propriété width pour chaque imag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RREUR</text:p>
          </table:table-cell>
          <table:table-cell office:value-type="string">
            <text:p>DIV keywords</text:p>
          </table:table-cell>
          <table:table-cell office:value-type="string">
            <text:p>Problème de taille de police</text:p>
          </table:table-cell>
          <table:table-cell office:value-type="string">
            <text:p>Garder une cohérence de la police d'écriture sur tout le site</text:p>
          </table:table-cell>
          <table:table-cell table:style-name="ce4" office:value-type="string">
            <text:p>Modifier la taille de la police du bloc « keywords »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 </text:p>
          </table:table-cell>
          <table:table-cell office:value-type="string">
            <text:p>Barre de navigation P2</text:p>
          </table:table-cell>
          <table:table-cell office:value-type="string">
            <text:p>Manque de clarté dans la barre de navigation</text:p>
          </table:table-cell>
          <table:table-cell office:value-type="string">
            <text:p>Faire attention à la cohérence visuelle globale du site</text:p>
          </table:table-cell>
          <table:table-cell table:style-name="ce4" office:value-type="string">
            <text:p>Supprimer les blocs vide, supprimer les point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 </text:p>
          </table:table-cell>
          <table:table-cell office:value-type="string">
            <text:p>Bloc login p2</text:p>
          </table:table-cell>
          <table:table-cell office:value-type="string">
            <text:p>Manque de clarté dans le bloc login</text:p>
          </table:table-cell>
          <table:table-cell office:value-type="string">
            <text:p>Faire attention à la cohérence visuelle globale du site</text:p>
          </table:table-cell>
          <table:table-cell table:style-name="ce4" office:value-type="string">
            <text:p>Aligner le contenu et le recentrer, Ajouter un bold sur la polic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ptimisation</text:p>
          </table:table-cell>
          <table:table-cell office:value-type="string">
            <text:p>CSS dans HTML</text:p>
          </table:table-cell>
          <table:table-cell office:value-type="string">
            <text:p>Utilisation de propriété CSS dans l'HTML</text:p>
          </table:table-cell>
          <table:table-cell office:value-type="string">
            <text:p>Séparer le HTML du CSS</text:p>
          </table:table-cell>
          <table:table-cell table:style-name="ce4" office:value-type="string">
            <text:p>Création de nouvelle « class » et déplacer les propriétés CSS du HTML dans le style.cs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23/12/2021</text:date>, <text:time>21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3T21:12:05.61</dc:date>
    <meta:generator>OpenOffice/4.1.11$Win32 OpenOffice.org_project/4111m1$Build-9808</meta:generator>
    <meta:editing-duration>PT7H11M50S</meta:editing-duration>
    <meta:editing-cycles>1</meta:editing-cycles>
    <meta:document-statistic meta:table-count="1" meta:cell-count="57" meta:object-count="0"/>
  </office:meta>
</office:document-meta>
</file>